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1" style:family="table-row">
      <style:table-row-properties style:min-row-height="1.37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1c15a0" officeooo:paragraph-rsid="001c15a0"/>
    </style:style>
    <style:style style:name="P2" style:family="paragraph" style:parent-style-name="Table_20_Contents">
      <style:text-properties officeooo:paragraph-rsid="001c15a0"/>
    </style:style>
    <style:style style:name="P3" style:family="paragraph" style:parent-style-name="Table_20_Contents">
      <style:text-properties officeooo:rsid="001ea073" officeooo:paragraph-rsid="001ea073"/>
    </style:style>
    <style:style style:name="P4" style:family="paragraph" style:parent-style-name="Table_20_Contents">
      <style:text-properties style:text-line-through-style="solid" style:text-line-through-type="single" officeooo:rsid="001ea073" officeooo:paragraph-rsid="001ea073"/>
    </style:style>
    <style:style style:name="P5" style:family="paragraph" style:parent-style-name="Table_20_Contents">
      <style:text-properties officeooo:rsid="001f48a3" officeooo:paragraph-rsid="001f48a3"/>
    </style:style>
    <style:style style:name="P6" style:family="paragraph" style:parent-style-name="Text_20_body">
      <style:text-properties fo:color="#000000" officeooo:rsid="001c15a0" officeooo:paragraph-rsid="001c15a0"/>
    </style:style>
    <style:style style:name="P7" style:family="paragraph" style:parent-style-name="Text_20_body">
      <style:text-properties fo:color="#000000" officeooo:rsid="001cc62c" officeooo:paragraph-rsid="001cc62c"/>
    </style:style>
    <style:style style:name="P8" style:family="paragraph" style:parent-style-name="Text_20_body">
      <style:text-properties fo:color="#000000" officeooo:rsid="00208f26" officeooo:paragraph-rsid="00208f26"/>
    </style:style>
    <style:style style:name="P9" style:family="paragraph" style:parent-style-name="Text_20_body">
      <style:text-properties fo:color="#000000" fo:font-weight="bold" officeooo:rsid="001cc62c" officeooo:paragraph-rsid="001cc62c" style:font-weight-asian="bold" style:font-weight-complex="bold"/>
    </style:style>
    <style:style style:name="P10" style:family="paragraph" style:parent-style-name="Text_20_body">
      <style:text-properties fo:color="#000000" fo:font-weight="bold" officeooo:rsid="001ea073" officeooo:paragraph-rsid="001ea073" style:font-weight-asian="bold" style:font-weight-complex="bold"/>
    </style:style>
    <style:style style:name="P11" style:family="paragraph" style:parent-style-name="Text_20_body">
      <style:text-properties fo:color="#000000" fo:font-weight="bold" officeooo:rsid="001c15a0" officeooo:paragraph-rsid="001c15a0" style:font-weight-asian="bold" style:font-weight-complex="bold"/>
    </style:style>
    <style:style style:name="P12" style:family="paragraph" style:parent-style-name="Text_20_body">
      <style:text-properties fo:color="#729fcf" officeooo:rsid="001cc62c" officeooo:paragraph-rsid="001c15a0"/>
    </style:style>
    <style:style style:name="P13" style:family="paragraph" style:parent-style-name="Text_20_body">
      <style:text-properties fo:color="#729fcf" officeooo:rsid="00208f26" officeooo:paragraph-rsid="00208f26"/>
    </style:style>
    <style:style style:name="P14" style:family="paragraph" style:parent-style-name="Text_20_body">
      <style:text-properties fo:color="#729fcf" officeooo:rsid="001ea073" officeooo:paragraph-rsid="001c15a0"/>
    </style:style>
    <style:style style:name="P15" style:family="paragraph" style:parent-style-name="Text_20_body">
      <style:paragraph-properties fo:margin-top="0in" fo:margin-bottom="0in" loext:contextual-spacing="false" fo:padding="0.0201in" fo:border="0.06pt solid #ffa6a6" style:shadow="#ffd7d7 0.0693in 0.0693in"/>
      <style:text-properties fo:color="#000000" fo:font-size="10pt" officeooo:rsid="0023d79e" officeooo:paragraph-rsid="0023d79e" style:font-size-asian="10pt" style:font-size-complex="10pt"/>
    </style:style>
    <style:style style:name="P16" style:family="paragraph" style:parent-style-name="Heading_20_3">
      <style:text-properties fo:color="#729fcf" officeooo:rsid="002b0a93" officeooo:paragraph-rsid="001c15a0"/>
    </style:style>
    <style:style style:name="P17" style:family="paragraph" style:parent-style-name="Text_20_body" style:list-style-name="L1">
      <style:text-properties fo:color="#000000" officeooo:rsid="001cc62c" officeooo:paragraph-rsid="001cc62c"/>
    </style:style>
    <style:style style:name="P18" style:family="paragraph" style:parent-style-name="Text_20_body">
      <style:text-properties fo:color="#000000" officeooo:rsid="001c15a0" officeooo:paragraph-rsid="001c15a0"/>
    </style:style>
    <style:style style:name="P19" style:family="paragraph" style:parent-style-name="Text_20_body">
      <style:paragraph-properties fo:margin-top="0in" fo:margin-bottom="0in" loext:contextual-spacing="false" fo:padding="0.0201in" fo:border="0.06pt solid #ffa6a6" style:shadow="#ffd7d7 0.0693in 0.0693in"/>
      <style:text-properties fo:color="#000000" fo:font-size="10pt" officeooo:rsid="001c15a0" officeooo:paragraph-rsid="001c15a0" style:font-size-asian="10pt" style:font-size-complex="10pt"/>
    </style:style>
    <style:style style:name="P20" style:family="paragraph" style:parent-style-name="Text_20_body">
      <style:paragraph-properties fo:margin-top="0in" fo:margin-bottom="0in" loext:contextual-spacing="false" fo:padding="0.0201in" fo:border="0.06pt solid #ffa6a6" style:shadow="#ffd7d7 0.0693in 0.0693in"/>
      <style:text-properties fo:color="#000000" fo:font-size="10pt" officeooo:rsid="0028e5cd" officeooo:paragraph-rsid="0028e5cd" style:font-size-asian="10pt" style:font-size-complex="10pt"/>
    </style:style>
    <style:style style:name="T1" style:family="text">
      <style:text-properties officeooo:rsid="00199c21"/>
    </style:style>
    <style:style style:name="T2" style:family="text">
      <style:text-properties officeooo:rsid="001c15a0"/>
    </style:style>
    <style:style style:name="T3" style:family="text">
      <style:text-properties officeooo:rsid="001cc62c"/>
    </style:style>
    <style:style style:name="T4" style:family="text">
      <style:text-properties officeooo:rsid="001f48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Day <text:span text:style-name="T1">1</text:span><text:span text:style-name="T2">1 </text:span><text:span text:style-name="T1">– </text:span><text:span text:style-name="T2">For Loops</text:span></text:h>
      <text:p text:style-name="P6">Recall the interest problem:</text:p>
      <text:p text:style-name="P15">double T = 0.0;</text:p>
      <text:p text:style-name="P15">int count = 0;</text:p>
      <text:p text:style-name="P15">while (count &lt; 10){</text:p>
      <text:p text:style-name="P19"><text:tab/>T = (T + 100.0)*(1.0 + r/100.0);</text:p>
      <text:p text:style-name="P20"><text:tab/>count = count + 1;</text:p>
      <text:p text:style-name="P15">}</text:p>
      <text:p text:style-name="P15">cout &lt;&lt; T &lt;&lt; endl;</text:p>
      <text:p text:style-name="P6">Any time we count our way through a loop, we need 3 pieces:</text:p>
      <text:p text:style-name="P6"><text:tab/>1. initialization of counter</text:p>
      <text:p text:style-name="P6"><text:tab/>2. test-condition to stop loop (e.g. count &lt; 10)</text:p>
      <text:p text:style-name="P6"><text:tab/>3. update counter (e.g. count = count + 1)</text:p>
      <text:p text:style-name="P6"/>
      <text:p text:style-name="P11">This brings about the for loop!</text:p>
      <text:p text:style-name="P6"><text:tab/>for ( <text:s text:c="2"/>counter initialization; <text:s text:c="3"/>test – condition; <text:s text:c="3"/>counter update)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/>
            <text:p text:style-name="P1">int count = 0;</text:p>
            <text:p text:style-name="P1">while (count &lt; 100) {</text:p>
            <text:p text:style-name="P1"><text:s text:c="4"/>JAZZ</text:p>
            <text:p text:style-name="P1"><text:s text:c="4"/>count = count + 1;</text:p>
            <text:p text:style-name="P1">}</text:p>
            <text:p text:style-name="P2"/>
          </table:table-cell>
          <table:table-cell table:style-name="Table1.B1" office:value-type="string">
            <text:p text:style-name="Table_20_Contents"/>
            <text:p text:style-name="P1">for (int count = 0; count &lt; 100; count<text:span text:style-name="T3">++</text:span>){</text:p>
            <text:p text:style-name="P1"><text:s text:c="9"/>JAZZ</text:p>
            <text:p text:style-name="P1">}</text:p>
          </table:table-cell>
        </table:table-row>
      </table:table>
      <text:p text:style-name="P12"/>
      <text:p text:style-name="P9">Shortcuts to know:</text:p>
      <text:list xml:id="list1296850807" text:style-name="L1">
        <text:list-item>
          <text:p text:style-name="P17">initialize and declare variable in the “for” statement</text:p>
        </text:list-item>
      </text:list>
      <text:p text:style-name="P7"/>
      <text:p text:style-name="P7"/>
      <text:list xml:id="list65955468548540" text:continue-numbering="true" text:style-name="L1">
        <text:list-item>
          <text:p text:style-name="P17">Incrementing by 1: <text:s/>count++, x++</text:p>
        </text:list-item>
      </text:list>
      <text:p text:style-name="P7"/>
      <text:p text:style-name="P7"/>
      <text:list xml:id="list65955861966557" text:continue-numbering="true" text:style-name="L1">
        <text:list-item>
          <text:p text:style-name="P17">Decrementing by 1: count--, x--, i--</text:p>
        </text:list-item>
      </text:list>
      <text:p text:style-name="P6"/>
      <text:p text:style-name="P6"/>
      <text:p text:style-name="P10"><text:soft-page-break/>What about the scope of the variable?</text:p>
      <table:table table:name="Table2" table:style-name="Table2">
        <table:table-column table:style-name="Table2.A"/>
        <table:table-column table:style-name="Table2.B"/>
        <table:table-row table:style-name="TableLine94000499414608">
          <table:table-cell table:style-name="Table2.A1" office:value-type="string">
            <text:p text:style-name="P5">int sum = 0;</text:p>
            <text:p text:style-name="P3"/>
            <text:p text:style-name="P3">for (int count = 0; count &lt; 100; count ++){</text:p>
            <text:p text:style-name="P3"><text:s text:c="8"/><text:span text:style-name="T4">sum = sum + count;</text:span></text:p>
            <text:p text:style-name="P3">}</text:p>
            <text:p text:style-name="P3"/>
            <text:p text:style-name="P4">cout &lt;&lt; <text:span text:style-name="T4">sum &lt;&lt; </text:span>count &lt;&lt; endl;</text:p>
          </table:table-cell>
          <table:table-cell table:style-name="Table2.B1" office:value-type="string">
            <text:p text:style-name="P3">int count;</text:p>
            <text:p text:style-name="P3"/>
            <text:p text:style-name="P3">for (count = 0; count &lt; 100; count ++){</text:p>
            <text:p text:style-name="P3"><text:s text:c="8"/><text:span text:style-name="T4">sum = sum + count;</text:span></text:p>
            <text:p text:style-name="P3">}</text:p>
            <text:p text:style-name="P3"/>
            <text:p text:style-name="P3">cout &lt;&lt; <text:span text:style-name="T4">sum &lt;&lt; </text:span>count &lt;&lt; endl;</text:p>
          </table:table-cell>
        </table:table-row>
        <table:table-row table:style-name="TableLine94000499413264">
          <table:table-cell table:style-name="Table2.A2" office:value-type="string">
            <text:p text:style-name="Table_20_Contents"/>
            <text:p text:style-name="P5">The scope of count is only in the code block of the for loop! </text:p>
            <text:p text:style-name="Table_20_Contents"/>
            <text:p text:style-name="Table_20_Contents"/>
            <text:p text:style-name="Table_20_Contents"/>
          </table:table-cell>
          <table:table-cell table:style-name="Table2.B2" office:value-type="string">
            <text:p text:style-name="Table_20_Contents"/>
            <text:p text:style-name="P5">Here the scope of the variable is outside the for loop</text:p>
          </table:table-cell>
        </table:table-row>
      </table:table>
      <text:p text:style-name="P8"/>
      <text:p text:style-name="P8"/>
      <text:p text:style-name="P8">Problems:</text:p>
      <text:p text:style-name="P8">1. Write a program that take’s in a number from the user and then prints the sign ‘#’ <text:s/>that many times.</text:p>
      <text:p text:style-name="P8">2. Approximating an integral with a sum of rectangles (Riemann Sum)</text:p>
      <text:p text:style-name="P13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5:19:27.123989941</meta:creation-date>
    <dc:date>2022-09-14T06:59:53.997860270</dc:date>
    <meta:editing-duration>PT17M22S</meta:editing-duration>
    <meta:editing-cycles>8</meta:editing-cycles>
    <meta:generator>LibreOffice/6.4.7.2$Linux_X86_64 LibreOffice_project/40$Build-2</meta:generator>
    <meta:document-statistic meta:table-count="2" meta:image-count="0" meta:object-count="0" meta:page-count="2" meta:paragraph-count="43" meta:word-count="257" meta:character-count="1261" meta:non-whitespace-character-count="1000"/>
  </office:meta>
</office:document-meta>
</file>